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3.5417in" style:rel-column-width="31934*"/>
    </style:style>
    <style:style style:name="Table2.B" style:family="table-column">
      <style:table-column-properties style:column-width="3.7264in" style:rel-column-width="336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3d271e"/>
    </style:style>
    <style:style style:name="P3" style:family="paragraph" style:parent-style-name="Standard">
      <style:text-properties style:font-name="Arial1" officeooo:rsid="0058f072" officeooo:paragraph-rsid="0058f072"/>
    </style:style>
    <style:style style:name="P4" style:family="paragraph" style:parent-style-name="Standard">
      <style:text-properties style:font-name="Arial1" officeooo:rsid="00795b92" officeooo:paragraph-rsid="00795b92"/>
    </style:style>
    <style:style style:name="P5" style:family="paragraph" style:parent-style-name="Standard">
      <style:text-properties officeooo:rsid="005570a5" officeooo:paragraph-rsid="005570a5"/>
    </style:style>
    <style:style style:name="P6" style:family="paragraph" style:parent-style-name="Standard">
      <style:text-properties style:font-name="Courier New1" style:text-underline-style="none" fo:font-weight="bold" officeooo:rsid="005570a5" officeooo:paragraph-rsid="005570a5" style:font-weight-asian="bold" style:font-weight-complex="bold"/>
    </style:style>
    <style:style style:name="P7" style:family="paragraph" style:parent-style-name="Standard">
      <style:text-properties style:font-name="Courier New1" style:text-underline-style="none" fo:font-weight="bold" officeooo:rsid="005570a5" officeooo:paragraph-rsid="0058f072" style:font-weight-asian="bold" style:font-weight-complex="bold"/>
    </style:style>
    <style:style style:name="P8" style:family="paragraph" style:parent-style-name="Standard">
      <style:text-properties style:text-underline-style="none" officeooo:rsid="005570a5" officeooo:paragraph-rsid="005570a5"/>
    </style:style>
    <style:style style:name="P9" style:family="paragraph" style:parent-style-name="Standard">
      <style:text-properties officeooo:rsid="0058f072" officeooo:paragraph-rsid="0058f072"/>
    </style:style>
    <style:style style:name="P10" style:family="paragraph" style:parent-style-name="Table_20_Contents">
      <style:text-properties officeooo:rsid="005570a5" officeooo:paragraph-rsid="005570a5"/>
    </style:style>
    <style:style style:name="P11" style:family="paragraph" style:parent-style-name="Table_20_Contents">
      <style:text-properties style:font-name="Liberation Mono" officeooo:rsid="005570a5" officeooo:paragraph-rsid="005570a5"/>
    </style:style>
    <style:style style:name="P12" style:family="paragraph" style:parent-style-name="Table_20_Contents">
      <style:text-properties style:font-name="Liberation Mono" officeooo:rsid="005a8e49" officeooo:paragraph-rsid="005a8e49"/>
    </style:style>
    <style:style style:name="P13" style:family="paragraph" style:parent-style-name="Table_20_Contents">
      <style:text-properties officeooo:rsid="005a8e49" officeooo:paragraph-rsid="005a8e49"/>
    </style:style>
    <style:style style:name="P14" style:family="paragraph" style:parent-style-name="Table_20_Contents">
      <style:text-properties officeooo:rsid="005c1427" officeooo:paragraph-rsid="005c1427"/>
    </style:style>
    <style:style style:name="P15" style:family="paragraph" style:parent-style-name="Table_20_Contents">
      <style:text-properties officeooo:rsid="0073ec7c" officeooo:paragraph-rsid="005570a5"/>
    </style:style>
    <style:style style:name="P16" style:family="paragraph" style:parent-style-name="Table_20_Contents">
      <style:text-properties officeooo:rsid="0073ec7c" officeooo:paragraph-rsid="0076ebf3"/>
    </style:style>
    <style:style style:name="P17" style:family="paragraph" style:parent-style-name="Standard">
      <style:paragraph-properties fo:margin-top="0.0799in" fo:margin-bottom="0in" loext:contextual-spacing="false"/>
      <style:text-properties officeooo:rsid="0058f072" officeooo:paragraph-rsid="0058f072"/>
    </style:style>
    <style:style style:name="P18" style:family="paragraph" style:parent-style-name="Standard">
      <style:paragraph-properties fo:margin-top="0.0799in" fo:margin-bottom="0in" loext:contextual-spacing="false"/>
      <style:text-properties officeooo:rsid="0058f072" officeooo:paragraph-rsid="005d3cce"/>
    </style:style>
    <style:style style:name="P19" style:family="paragraph" style:parent-style-name="Standard">
      <style:paragraph-properties fo:margin-top="0.0598in" fo:margin-bottom="0in" loext:contextual-spacing="false"/>
      <style:text-properties fo:font-style="normal" style:text-underline-style="none" officeooo:rsid="005c1427" officeooo:paragraph-rsid="0058f072" style:font-style-asian="normal" style:font-style-complex="normal"/>
    </style:style>
    <style:style style:name="P20" style:family="paragraph" style:parent-style-name="Standard">
      <style:paragraph-properties fo:margin-top="0.0402in" fo:margin-bottom="0in" loext:contextual-spacing="false"/>
      <style:text-properties style:font-name="Arial1" officeooo:rsid="0058f072" officeooo:paragraph-rsid="005d3cce"/>
    </style:style>
    <style:style style:name="P21" style:family="paragraph" style:parent-style-name="Standard">
      <style:paragraph-properties fo:margin-top="0.0402in" fo:margin-bottom="0in" loext:contextual-spacing="false"/>
      <style:text-properties style:font-name="Arial1" fo:font-style="normal" style:text-underline-style="none" officeooo:rsid="005d3cce" officeooo:paragraph-rsid="005d3cce" style:font-style-asian="normal" style:font-style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677d54" officeooo:paragraph-rsid="005570a5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3" style:family="paragraph" style:parent-style-name="Standard">
      <style:text-properties officeooo:rsid="0058f072" officeooo:paragraph-rsid="007a9b37"/>
    </style:style>
    <style:style style:name="P24" style:family="paragraph" style:parent-style-name="Standard">
      <style:text-properties officeooo:rsid="007a9b37" officeooo:paragraph-rsid="007a9b37"/>
    </style:style>
    <style:style style:name="P25" style:family="paragraph" style:parent-style-name="Standard">
      <style:text-properties style:font-name="Arial1" officeooo:rsid="0058f072" officeooo:paragraph-rsid="0058f072"/>
    </style:style>
    <style:style style:name="P26" style:family="paragraph" style:parent-style-name="Standard">
      <style:paragraph-properties fo:margin-top="0.0598in" fo:margin-bottom="0in" loext:contextual-spacing="false"/>
      <style:text-properties officeooo:rsid="005c1427" officeooo:paragraph-rsid="007a9b37"/>
    </style:style>
    <style:style style:name="P27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58f072" officeooo:paragraph-rsid="0058f072" style:font-style-asian="normal" style:font-style-complex="normal"/>
    </style:style>
    <style:style style:name="P28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7a9b37" officeooo:paragraph-rsid="007a9b37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5570a5" officeooo:paragraph-rsid="007a9b37" fo:hyphenate="false" fo:hyphenation-remain-char-count="2" fo:hyphenation-push-char-count="2"/>
    </style:style>
    <style:style style:name="P30" style:family="paragraph" style:parent-style-name="Heading">
      <style:text-properties officeooo:rsid="005c1427"/>
    </style:style>
    <style:style style:name="P31" style:family="paragraph" style:parent-style-name="Heading">
      <style:text-properties officeooo:paragraph-rsid="007a9b37"/>
    </style:style>
    <style:style style:name="P32" style:family="paragraph" style:parent-style-name="Heading_20_3" style:master-page-name="First_20_Page">
      <style:paragraph-properties fo:text-align="center" style:justify-single-word="false" style:page-number="auto"/>
      <style:text-properties officeooo:rsid="005570a5" officeooo:paragraph-rsid="005570a5"/>
    </style:style>
    <style:style style:name="T1" style:family="text">
      <style:text-properties style:font-name="Arial" style:font-name-complex="Arial2" style:font-size-complex="12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Arial1" style:text-underline-style="none"/>
    </style:style>
    <style:style style:name="T4" style:family="text">
      <style:text-properties style:font-name="Arial1" style:text-underline-style="none" fo:font-weight="normal" officeooo:rsid="0058f072" style:font-weight-asian="normal" style:font-weight-complex="normal"/>
    </style:style>
    <style:style style:name="T5" style:family="text">
      <style:text-properties style:font-name="Arial1" style:text-underline-style="none" fo:font-weight="normal" officeooo:rsid="00797148" style:font-weight-asian="normal" style:font-weight-complex="normal"/>
    </style:style>
    <style:style style:name="T6" style:family="text">
      <style:text-properties style:font-name="Arial1" fo:font-style="normal" style:text-underline-style="none" officeooo:rsid="005d53a9" style:font-style-asian="normal" style:font-style-complex="normal"/>
    </style:style>
    <style:style style:name="T7" style:family="text">
      <style:text-properties style:font-name="Arial1" fo:font-style="normal" style:text-underline-style="none" officeooo:rsid="005a8e49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58f07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5f71f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58f072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a8e49" style:font-style-asian="italic" style:font-style-complex="italic"/>
    </style:style>
    <style:style style:name="T14" style:family="text">
      <style:text-properties fo:font-style="italic" officeooo:rsid="005acd2f" style:font-style-asian="italic" style:font-style-complex="italic"/>
    </style:style>
    <style:style style:name="T15" style:family="text">
      <style:text-properties fo:font-style="italic" officeooo:rsid="007a9b37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58f072" style:font-weight-asian="normal" style:font-weight-complex="normal"/>
    </style:style>
    <style:style style:name="T19" style:family="text">
      <style:text-properties style:text-underline-style="none" fo:font-weight="normal" officeooo:rsid="005f71f0" style:font-weight-asian="normal" style:font-weight-complex="normal"/>
    </style:style>
    <style:style style:name="T20" style:family="text">
      <style:text-properties style:text-underline-style="none" fo:font-weight="normal" officeooo:rsid="007a9b37" style:font-weight-asian="normal" style:font-weight-complex="normal"/>
    </style:style>
    <style:style style:name="T21" style:family="text">
      <style:text-properties style:text-underline-style="none" officeooo:rsid="0058f072"/>
    </style:style>
    <style:style style:name="T22" style:family="text">
      <style:text-properties style:text-underline-style="none" officeooo:rsid="005d3cce"/>
    </style:style>
    <style:style style:name="T23" style:family="text">
      <style:text-properties style:text-underline-style="none" officeooo:rsid="005d53a9"/>
    </style:style>
    <style:style style:name="T24" style:family="text">
      <style:text-properties style:text-underline-style="none" officeooo:rsid="005f71f0"/>
    </style:style>
    <style:style style:name="T25" style:family="text">
      <style:text-properties style:text-underline-style="none" officeooo:rsid="006cc2a4"/>
    </style:style>
    <style:style style:name="T26" style:family="text">
      <style:text-properties style:text-underline-style="none" officeooo:rsid="007a9b37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5d3cce" style:font-style-asian="normal" style:font-style-complex="normal"/>
    </style:style>
    <style:style style:name="T29" style:family="text">
      <style:text-properties fo:font-style="normal" style:text-underline-style="none" officeooo:rsid="005d53a9" style:font-style-asian="normal" style:font-style-complex="normal"/>
    </style:style>
    <style:style style:name="T30" style:family="text">
      <style:text-properties fo:font-style="normal" style:text-underline-style="none" officeooo:rsid="005f71f0" style:font-style-asian="normal" style:font-style-complex="normal"/>
    </style:style>
    <style:style style:name="T31" style:family="text">
      <style:text-properties fo:font-style="normal" style:text-underline-style="none" officeooo:rsid="005a8e49" style:font-style-asian="normal" style:font-style-complex="normal"/>
    </style:style>
    <style:style style:name="T32" style:family="text">
      <style:text-properties fo:font-style="normal" style:text-underline-style="none" officeooo:rsid="007a9b37" style:font-style-asian="normal" style:font-style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5a8e49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5a8e49" style:font-style-asian="normal" style:font-style-complex="normal"/>
    </style:style>
    <style:style style:name="T36" style:family="text">
      <style:text-properties officeooo:rsid="005a8e49"/>
    </style:style>
    <style:style style:name="T37" style:family="text">
      <style:text-properties officeooo:rsid="005acd2f"/>
    </style:style>
    <style:style style:name="T38" style:family="text">
      <style:text-properties officeooo:rsid="005c1427"/>
    </style:style>
    <style:style style:name="T39" style:family="text">
      <style:text-properties officeooo:rsid="005d53a9"/>
    </style:style>
    <style:style style:name="T40" style:family="text">
      <style:text-properties officeooo:rsid="0073ec7c"/>
    </style:style>
    <style:style style:name="T41" style:family="text">
      <style:text-properties officeooo:rsid="0076ebf3"/>
    </style:style>
    <style:style style:name="T42" style:family="text">
      <style:text-properties officeooo:rsid="007a9b37"/>
    </style:style>
    <style:style style:name="T43" style:family="text">
      <style:text-properties style:font-name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nit Tests for Auction <text:span text:style-name="T42">C</text:span>lass</text:p>
      <text:p text:style-name="P31">Assignment</text:p>
      <text:p text:style-name="P23"><text:span text:style-name="T42">1. </text:span>Create a unit test class named <text:span text:style-name="T2">auction_test.py</text:span> <text:span text:style-name="T42">to test that the Auction methods obey the rules of the auction and the behavior specified in the docstring comments for each method. <text:s/>This means you should try to verify the auction </text:span><text:span text:style-name="T15">behavior</text:span><text:span text:style-name="T42">, not try to write tests that all pass.</text:span></text:p>
      <text:p text:style-name="P29"><text:span text:style-name="T32">2.</text:span><text:span text:style-name="T31"> Use descriptive test method names </text:span><text:span text:style-name="T29">such as </text:span><text:span text:style-name="T6">test_bid_when_auction_stopped</text:span><text:span text:style-name="T31">. <text:line-break/></text:span><text:span text:style-name="T7">test_borderline</text:span><text:span text:style-name="T31"> is </text:span><text:span text:style-name="T35">not</text:span><text:span text:style-name="T31"> a descriptive name.</text:span></text:p>
      <text:p text:style-name="P29"><text:span text:style-name="T32">3.</text:span><text:span text:style-name="T30"> </text:span><text:span text:style-name="T21">Do </text:span><text:span text:style-name="T11">not</text:span><text:span text:style-name="T21"> write tests </text:span><text:span text:style-name="T23">specifically for</text:span><text:span text:style-name="T24"> </text:span><text:span text:style-name="T23">start, stop, is_active. Those are simple enough to verify by inspection. </text:span><text:span text:style-name="T25">But </text:span><text:span text:style-name="T26">it is </text:span><text:span text:style-name="T25">OK to use those methods as part of a test of auction behavior!</text:span></text:p>
      <text:p text:style-name="P29"><text:span text:style-name="T26">4.</text:span><text:span text:style-name="T21"> Please </text:span><text:span text:style-name="T9">do n</text:span><text:span text:style-name="T10">o</text:span><text:span text:style-name="T9">t</text:span><text:span text:style-name="T18"> write tests for </text:span><text:span text:style-name="T19">obvious </text:span><text:span text:style-name="T18">type errors such as </text:span><text:span text:style-name="T4">bid(</text:span><text:span text:style-name="T5">None</text:span><text:span text:style-name="T4">, </text:span><text:span text:style-name="T5">"1.5")</text:span><text:span text:style-name="T18"> where amount is not a number </text:span><text:span text:style-name="T20">and</text:span><text:span text:style-name="T19"> name not a string</text:span><text:span text:style-name="T18">. <text:s/></text:span><text:span text:style-name="T20"><text:s/>Type errors like that are the programmer's fault.</text:span></text:p>
      <text:p text:style-name="P26"><text:span text:style-name="T26">5.</text:span><text:span text:style-name="T17"> Use a </text:span><text:span text:style-name="T3">setUp</text:span><text:span text:style-name="T17"> method to create an Auction </text:span><text:span text:style-name="T22">object</text:span><text:span text:style-name="T17"> as a </text:span><text:span text:style-name="T16">test fixture</text:span><text:span text:style-name="T27"> </text:span><text:span text:style-name="T29">(an attribute) </text:span><text:span text:style-name="T27">instead of creating an auction in each test. <text:s/>It is OK for some test(s) to create their own auction object </text:span><text:span text:style-name="T32">for a special case.</text:span></text:p>
      <text:p text:style-name="Heading">Evaluation</text:p>
      <text:p text:style-name="P24">I will run your auction_test against different Auction codes that contain a variety of errors. </text:p>
      <text:p text:style-name="P24">Your goal is to accurately and <text:span text:style-name="T8">specifically</text:span><text:span text:style-name="T16"> </text:span><text:span text:style-name="T27">detect when the Auction code deviates from the specification.</text:span></text:p>
      <text:p text:style-name="Heading">Auction Rules</text:p>
      <text:p text:style-name="P17">1. <text:span text:style-name="T37">Each bid must have an amount &gt; 0 and non-blank b</text:span>idder name <text:span text:style-name="T37">(string). If not, a ValueError is raised.</text:span></text:p>
      <text:p text:style-name="P17">2. <text:span text:style-name="T42">A bid amount must be at least the current best bid </text:span><text:span text:style-name="T14">plus a minimum increment</text:span><text:span text:style-name="T37">. <text:s/>The minimum increment is specified as a parameter in the Auction constructor. with a default value of 1. <text:s/>If bid is too low, an AuctionError is raised.</text:span></text:p>
      <text:p text:style-name="P17">3. Bids allowed only when <text:span text:style-name="T42">an </text:span>auction is active. <text:s/>Auction has methods start( ) and stop() to enable <text:span text:style-name="T39">and</text:span> disable bidding. <text:s/><text:span text:style-name="T42">stop and start</text:span> may be called many times to pause the auction.</text:p>
      <text:p text:style-name="P27"><text:span text:style-name="T39">4</text:span>. The participant with the highest <text:span text:style-name="T42">valid </text:span>bid (best bid) wins.</text:p>
      <text:p text:style-name="P28">5. The method best_bid() always returns the highest valid bid so far, and winner() returns the name of the bidder with highest bid. <text:s/>These methods can be invoked at any time.</text:p>
      <text:p text:style-name="P28">To mitigate accidental typing errors, the bidder name is always put into standard form: surrounding white space is removed and words are converted to title case. So, for <text:span text:style-name="T43">bid(" <text:s/>donald <text:s text:c="3"/>DUCK",1000)</text:span> the bidder name would be converted to "<text:span text:style-name="T43">Donald Duck</text:span>".</text:p>
      <text:p text:style-name="Heading">Documentation</text:p>
      <text:p text:style-name="P18"><text:span text:style-name="T27">See the Docstring comments in code. </text:span><text:span text:style-name="T32">To view them in a Python shell, use:</text:span></text:p>
      <text:p text:style-name="P21">&gt;&gt;&gt; from auction import Auction</text:p>
      <text:p text:style-name="P20"><text:span text:style-name="T28">&gt;&gt;&gt; </text:span><text:span text:style-name="T27">help(Auction)</text:span></text:p>
      <text:p text:style-name="P20"><text:span text:style-name="T28">&gt;&gt;&gt;</text:span><text:span text:style-name="T27"> help(Auction.</text:span><text:span text:style-name="T16">method_name</text:span><text:span text:style-name="T27">)</text:span></text:p>
      <text:p text:style-name="P30"><text:span text:style-name="T27"/></text:p>
      <text:p text:style-name="P19"/>
      <text:p text:style-name="P7"/>
      <text:p text:style-name="P7"/>
      <text:p text:style-name="P3"/>
      <text:p text:style-name="P3"/>
      <text:p text:style-name="P3"/>
      <text:p text:style-name="P3"><text:soft-page-break/>Example Auction</text:p>
      <text:p text:style-name="P4">You should not copy this example. <text:s/>Create your own test cases.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uction = Auction(<text:line-break/> <text:s text:c="9"/>"TDD in Python, 2E")</text:p>
          </table:table-cell>
          <table:table-cell table:style-name="Table2.B1" office:value-type="string">
            <text:p text:style-name="P10">Create auction for a great testing book!</text:p>
          </table:table-cell>
        </table:table-row>
        <table:table-row>
          <table:table-cell table:style-name="Table2.A2" office:value-type="string">
            <text:p text:style-name="P11">auction.start( )</text:p>
          </table:table-cell>
          <table:table-cell table:style-name="Table2.B2" office:value-type="string">
            <text:p text:style-name="P10">Start accepting bids.</text:p>
          </table:table-cell>
        </table:table-row>
        <table:table-row>
          <table:table-cell table:style-name="Table2.A2" office:value-type="string">
            <text:p text:style-name="P11">auction,bid("Jim", 200)</text:p>
          </table:table-cell>
          <table:table-cell table:style-name="Table2.B2" office:value-type="string">
            <text:p text:style-name="P10">Jim bids 200 Baht.</text:p>
          </table:table-cell>
        </table:table-row>
        <table:table-row>
          <table:table-cell table:style-name="Table2.A2" office:value-type="string">
            <text:p text:style-name="P11">auction.bid("<text:span text:style-name="T40">m</text:span>ai", 250)</text:p>
          </table:table-cell>
          <table:table-cell table:style-name="Table2.B2" office:value-type="string">
            <text:p text:style-name="P10">Mai bids 250 Baht. </text:p>
          </table:table-cell>
        </table:table-row>
        <table:table-row>
          <table:table-cell table:style-name="Table2.A2" office:value-type="string">
            <text:p text:style-name="P11">auction.bid("", 1000)</text:p>
            <text:p text:style-name="P11">ValueError: Invalid bidder name</text:p>
          </table:table-cell>
          <table:table-cell table:style-name="Table2.B2" office:value-type="string">
            <text:p text:style-name="P10">Anonymous bids are not allowed.</text:p>
          </table:table-cell>
        </table:table-row>
        <table:table-row>
          <table:table-cell table:style-name="Table2.A2" office:value-type="string">
            <text:p text:style-name="P11">auction.bid("<text:span text:style-name="T38">Jim</text:span>", 2<text:span text:style-name="T38">50.10</text:span>)</text:p>
            <text:p text:style-name="P11">AuctionError: Bid <text:span text:style-name="T38">is too low</text:span></text:p>
          </table:table-cell>
          <table:table-cell table:style-name="Table2.B2" office:value-type="string">
            <text:p text:style-name="P14">What a cheap-stake! <text:s/>Only 10 <text:span text:style-name="T12">satang</text:span><text:span text:style-name="T33"> higher!</text:span></text:p>
            <text:p text:style-name="P14">But its not allowed. The default bid increment is 1.</text:p>
          </table:table-cell>
        </table:table-row>
        <table:table-row>
          <table:table-cell table:style-name="Table2.A2" office:value-type="string">
            <text:p text:style-name="P11">auction.best_bid()</text:p>
            <text:p text:style-name="P11">250</text:p>
            <text:p text:style-name="P11">auction.winner( )</text:p>
            <text:p text:style-name="P11">'Mai'</text:p>
          </table:table-cell>
          <table:table-cell table:style-name="Table2.B2" office:value-type="string">
            <text:p text:style-name="P10">You can call these <text:span text:style-name="T39">methods </text:span>at any time to see the best bid so far and name of top bidder.</text:p>
            <text:p text:style-name="P16">Names are normalized to Title Case.</text:p>
            <text:p text:style-name="P15"/>
          </table:table-cell>
        </table:table-row>
        <table:table-row>
          <table:table-cell table:style-name="Table2.A2" office:value-type="string">
            <text:p text:style-name="P11">auction.bid("Jittat", 2<text:span text:style-name="T41">60</text:span>)</text:p>
          </table:table-cell>
          <table:table-cell table:style-name="Table2.B2" office:value-type="string">
            <text:p text:style-name="P10">Ajarn Jittat wants the book, <text:span text:style-name="T36">too</text:span>!</text:p>
          </table:table-cell>
        </table:table-row>
        <table:table-row>
          <table:table-cell table:style-name="Table2.A2" office:value-type="string">
            <text:p text:style-name="P11">auction.stop( )</text:p>
          </table:table-cell>
          <table:table-cell table:style-name="Table2.B2" office:value-type="string">
            <text:p text:style-name="P10">No bidding allowed now. <text:span text:style-name="T42">C</text:span>all start() <text:span text:style-name="T42">to allow bidding</text:span>.</text:p>
          </table:table-cell>
        </table:table-row>
        <table:table-row>
          <table:table-cell table:style-name="Table2.A2" office:value-type="string">
            <text:p text:style-name="P12">auction.bid("Jim", 2<text:span text:style-name="T39">65</text:span>)</text:p>
            <text:p text:style-name="P12">AuctionError: bidding not allowed now</text:p>
          </table:table-cell>
          <table:table-cell table:style-name="Table2.B2" office:value-type="string">
            <text:p text:style-name="P13">Too late! <text:s/>Auction has stopped.</text:p>
          </table:table-cell>
        </table:table-row>
        <table:table-row>
          <table:table-cell table:style-name="Table2.A2" office:value-type="string">
            <text:p text:style-name="P11">auction.winner( )</text:p>
            <text:p text:style-name="P11">'Jittat'</text:p>
          </table:table-cell>
          <table:table-cell table:style-name="Table2.B2" office:value-type="string">
            <text:p text:style-name="P10">And he gets <text:span text:style-name="T36">"</text:span><text:span text:style-name="T13">TDD in Python</text:span><text:span text:style-name="T34">"</text:span> at a bargain price!</text:p>
          </table:table-cell>
        </table:table-row>
      </table:table>
      <text:p text:style-name="P5"/>
      <text:p text:style-name="P6"/>
      <text:p text:style-name="P8"/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2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>
      <style:paragraph-properties fo:margin-top="0.1201in" fo:margin-bottom="0.0799in" loext:contextual-spacing="false"/>
      <style:text-properties fo:font-size="16pt" officeooo:rsid="00468006" style:font-size-asian="16pt" style:font-size-complex="16pt"/>
    </style:style>
    <style:style style:name="Quotations" style:family="paragraph" style:parent-style-name="Standard" style:class="html"/>
    <style:style style:name="Question" style:family="paragraph" style:parent-style-name="Standard">
      <style:paragraph-properties fo:margin-top="0.0799in" fo:margin-bottom="0in" loext:contextual-spacing="false"/>
    </style:style>
    <style:style style:name="Code" style:family="paragraph" style:parent-style-name="Standard">
      <style:text-properties style:font-name="Courier New1" fo:font-family="'Courier New'" style:font-family-generic="modern" style:font-pitch="fixed" fo:font-size="12pt" fo:font-weight="bold" officeooo:rsid="00468006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3d271e"/>
    </style:style>
    <style:style style:name="MT1" style:family="text"/>
    <style:style style:name="MT2" style:family="text">
      <style:text-properties style:font-name="Arial" style:font-name-complex="Arial2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93in" fo:margin-left="0in" fo:margin-right="0in" fo:margin-bottom="0.1299in" style:dynamic-spacing="true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- <text:page-number text:select-page="current">2</text:page-number><text:span text:style-name="Page_20_Number"><text:s/>-</text:span></text:p>
      </style:footer>
    </style:master-page>
    <style:master-page style:name="First_20_Page" style:display-name="First Page" style:page-layout-name="Mpm1" style:next-style-name="Standard">
      <style:header>
        <text:p text:style-name="MP2"><text:span text:style-name="MT2"><text:tab/><text:tab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dc:date>2020-09-13T22:05:28.544425755</dc:date>
    <meta:editing-cycles>143</meta:editing-cycles>
    <dc:title>Auction Testing</dc:title>
    <meta:editing-duration>P1DT6H36M54S</meta:editing-duration>
    <meta:generator>LibreOffice/6.0.7.3$Linux_X86_64 LibreOffice_project/00m0$Build-3</meta:generator>
    <meta:print-date>2019-10-04T18:21:47.807905833</meta:print-date>
    <meta:document-statistic meta:table-count="1" meta:image-count="0" meta:object-count="0" meta:page-count="2" meta:paragraph-count="57" meta:word-count="570" meta:character-count="3383" meta:non-whitespace-character-count="2837"/>
    <meta:template xlink:type="simple" xlink:actuate="onRequest" xlink:title="Normal.dot" xlink:href=""/>
  </office:meta>
</office:document-meta>
</file>